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5in" svg:height="3.5453in" svg:x="4.2591in" svg:y="1.7622in">
            <draw:object draw:notify-on-update-of-ranges="Sheet1.E1:Sheet1.F1 Sheet1.E2:Sheet1.F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49in" svg:x="10.989in" svg:y="1.7882in">
            <draw:object draw:notify-on-update-of-ranges="Sheet1.M1:Sheet1.N1 Sheet1.M2:Sheet1.N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  <table:table-cell/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  <table:table-cell/>
          <table:table-cell office:value-type="string" calcext:value-type="string">
            <text:p>Sum Par</text:p>
          </table:table-cell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</table:table-row>
        <table:table-row table:style-name="ro1">
          <table:table-cell/>
          <table:table-cell office:value-type="float" office:value="18764384" calcext:value-type="float">
            <text:p>18764384</text:p>
          </table:table-cell>
          <table:table-cell office:value-type="float" office:value="9547880" calcext:value-type="float">
            <text:p>9547880</text:p>
          </table:table-cell>
          <table:table-cell/>
          <table:table-cell table:formula="of:=AVERAGE([.B4:.B9])" office:value-type="float" office:value="19032346.6666667" calcext:value-type="float">
            <text:p>19032346.6666667</text:p>
          </table:table-cell>
          <table:table-cell table:formula="of:=AVERAGE([.C4:.C9])" office:value-type="float" office:value="9749818.66666667" calcext:value-type="float">
            <text:p>9749818.66666667</text:p>
          </table:table-cell>
          <table:table-cell table:number-columns-repeated="2"/>
          <table:table-cell table:formula="of:=([.B4]-[.E$2])^2" office:value-type="float" office:value="45383769201.7783" calcext:value-type="float">
            <text:p>45383769201.7783</text:p>
          </table:table-cell>
          <table:table-cell table:formula="of:=([.C4]-[.F$2])^2" office:value-type="float" office:value="13700858567.111" calcext:value-type="float">
            <text:p>13700858567.111</text:p>
          </table:table-cell>
          <table:table-cell table:number-columns-repeated="2"/>
          <table:table-cell table:formula="of:=SUM([.I2:.I7])/6" office:value-type="float" office:value="75769149752.8889" calcext:value-type="float">
            <text:p>75769149752.8889</text:p>
          </table:table-cell>
          <table:table-cell table:formula="of:=SUM([.J2:.J7])/6" office:value-type="float" office:value="9905642083.55556" calcext:value-type="float">
            <text:p>9905642083.55556</text:p>
          </table:table-cell>
        </table:table-row>
        <table:table-row table:style-name="ro1">
          <table:table-cell/>
          <table:table-cell office:value-type="float" office:value="18771040" calcext:value-type="float">
            <text:p>18771040</text:p>
          </table:table-cell>
          <table:table-cell office:value-type="float" office:value="9628808" calcext:value-type="float">
            <text:p>9628808</text:p>
          </table:table-cell>
          <table:table-cell table:number-columns-repeated="5"/>
          <table:table-cell table:formula="of:=([.B5]-[.E$2])^2" office:value-type="float" office:value="27708487708.4449" calcext:value-type="float">
            <text:p>27708487708.4449</text:p>
          </table:table-cell>
          <table:table-cell table:formula="of:=([.C5]-[.F$2])^2" office:value-type="float" office:value="9234953735.11099" calcext:value-type="float">
            <text:p>9234953735.11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19312" calcext:value-type="float">
            <text:p>18819312</text:p>
          </table:table-cell>
          <table:table-cell office:value-type="float" office:value="9632768" calcext:value-type="float">
            <text:p>9632768</text:p>
          </table:table-cell>
          <table:table-cell table:number-columns-repeated="5"/>
          <table:table-cell table:formula="of:=([.B6]-[.E$2])^2" office:value-type="float" office:value="20619428295.1115" calcext:value-type="float">
            <text:p>20619428295.1115</text:p>
          </table:table-cell>
          <table:table-cell table:formula="of:=([.C6]-[.F$2])^2" office:value-type="float" office:value="3281303900.44437" calcext:value-type="float">
            <text:p>3281303900.44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65888" calcext:value-type="float">
            <text:p>18865888</text:p>
          </table:table-cell>
          <table:table-cell office:value-type="float" office:value="9653720" calcext:value-type="float">
            <text:p>9653720</text:p>
          </table:table-cell>
          <table:table-cell table:number-columns-repeated="5"/>
          <table:table-cell table:formula="of:=([.B7]-[.E$2])^2" office:value-type="float" office:value="10233885127.1114" calcext:value-type="float">
            <text:p>10233885127.1114</text:p>
          </table:table-cell>
          <table:table-cell table:formula="of:=([.C7]-[.F$2])^2" office:value-type="float" office:value="442232860.444471" calcext:value-type="float">
            <text:p>442232860.444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88752" calcext:value-type="float">
            <text:p>18888752</text:p>
          </table:table-cell>
          <table:table-cell office:value-type="float" office:value="9692536" calcext:value-type="float">
            <text:p>9692536</text:p>
          </table:table-cell>
          <table:table-cell table:number-columns-repeated="5"/>
          <table:table-cell table:formula="of:=([.B8]-[.E$2])^2" office:value-type="float" office:value="1088824007.11103" calcext:value-type="float">
            <text:p>1088824007.11103</text:p>
          </table:table-cell>
          <table:table-cell table:formula="of:=([.C8]-[.F$2])^2" office:value-type="float" office:value="9172531377.7779" calcext:value-type="float">
            <text:p>9172531377.77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31184" calcext:value-type="float">
            <text:p>18931184</text:p>
          </table:table-cell>
          <table:table-cell office:value-type="float" office:value="9770848" calcext:value-type="float">
            <text:p>9770848</text:p>
          </table:table-cell>
          <table:table-cell table:number-columns-repeated="5"/>
          <table:table-cell table:formula="of:=([.B9]-[.E$2])^2" office:value-type="float" office:value="349580504177.776" calcext:value-type="float">
            <text:p>349580504177.776</text:p>
          </table:table-cell>
          <table:table-cell table:formula="of:=([.C9]-[.F$2])^2" office:value-type="float" office:value="23601972060.4446" calcext:value-type="float">
            <text:p>23601972060.4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65344" calcext:value-type="float">
            <text:p>19065344</text:p>
          </table:table-cell>
          <table:table-cell office:value-type="float" office:value="9845592" calcext:value-type="float">
            <text:p>98455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623600" calcext:value-type="float">
            <text:p>19623600</text:p>
          </table:table-cell>
          <table:table-cell office:value-type="float" office:value="9903448" calcext:value-type="float">
            <text:p>9903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679824" calcext:value-type="float">
            <text:p>19679824</text:p>
          </table:table-cell>
          <table:table-cell office:value-type="float" office:value="10040376" calcext:value-type="float">
            <text:p>100403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845632" calcext:value-type="float">
            <text:p>19845632</text:p>
          </table:table-cell>
          <table:table-cell office:value-type="float" office:value="10095448" calcext:value-type="float">
            <text:p>10095448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C2:Sheet1.C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30T12:54:47.788762451</dc:date>
    <meta:generator>LibreOffice/4.2.6.3$Linux_X86_64 LibreOffice_project/420m0$Build-3</meta:generator>
    <meta:editing-duration>P0D</meta:editing-duration>
    <meta:editing-cycles>1</meta:editing-cycles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title svg:x="5.837cm" svg:y="0.316cm" chart:style-name="ch2">
          <text:p>Performance Bandas</text:p>
        </chart:title>
        <chart:subtitle svg:x="6.538cm" svg:y="1.301cm" chart:style-name="ch3">
          <text:p>Con y sin saltos</text:p>
        </chart:subtitle>
        <chart:plot-area chart:style-name="ch4" table:cell-range-address="Sheet1.E1:Sheet1.F2" chart:data-source-has-labels="row" svg:x="1.33cm" svg:y="2.37cm" svg:width="14.026cm" svg:height="6.036cm">
          <chartooo:coordinate-region svg:x="3.063cm" svg:y="2.57cm" svg:width="12.293cm" svg:height="5.189cm"/>
          <chart:axis chart:dimension="x" chart:name="primary-x" chart:style-name="ch5" chartooo:axis-type="auto">
            <chartooo:date-scale/>
            <chart:categories table:cell-range-address="Sheet1.E1:Sheet1.F1"/>
          </chart:axis>
          <chart:axis chart:dimension="y" chart:name="primary-y" chart:style-name="ch6">
            <chart:title svg:x="0.451cm" svg:y="5.935cm" chart:style-name="ch7">
              <text:p>tiempo</text:p>
            </chart:title>
            <chart:grid chart:style-name="ch8" chart:class="major"/>
          </chart:axis>
          <chart:series chart:style-name="ch9" chart:values-cell-range-address="Sheet1.E2:Sheet1.F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Saltos</text:p>
                <draw:g>
                  <svg:desc>Sheet1.E1:Sheet1.F1</svg:desc>
                </draw:g>
              </table:table-cell>
              <table:table-cell office:value-type="string">
                <text:p>Sin Salto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9032346.6666667">
                <text:p>19032346.6666667</text:p>
                <draw:g>
                  <svg:desc>Sheet1.E2:Sheet1.F2</svg:desc>
                </draw:g>
              </table:table-cell>
              <table:table-cell office:value-type="float" office:value="9749818.66666667">
                <text:p>9749818.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title svg:x="5.731cm" svg:y="0.316cm" chart:style-name="ch2">
          <text:p>Varianza Performance</text:p>
        </chart:title>
        <chart:subtitle svg:x="6.538cm" svg:y="1.301cm" chart:style-name="ch3">
          <text:p>Con y sin saltos</text:p>
        </chart:subtitle>
        <chart:plot-area chart:style-name="ch4" table:cell-range-address="Sheet1.M1:Sheet1.N2" chart:data-source-has-labels="row" svg:x="1.33cm" svg:y="2.37cm" svg:width="14.026cm" svg:height="6.035cm">
          <chartooo:coordinate-region svg:x="3.618cm" svg:y="2.569cm" svg:width="11.738cm" svg:height="5.189cm"/>
          <chart:axis chart:dimension="x" chart:name="primary-x" chart:style-name="ch5" chartooo:axis-type="auto">
            <chartooo:date-scale/>
            <chart:categories table:cell-range-address="Sheet1.M1:Sheet1.N1"/>
          </chart:axis>
          <chart:axis chart:dimension="y" chart:name="primary-y" chart:style-name="ch6">
            <chart:title svg:x="0.451cm" svg:y="5.656cm" chart:style-name="ch7">
              <text:p>t^2</text:p>
            </chart:title>
            <chart:grid chart:style-name="ch8" chart:class="major"/>
          </chart:axis>
          <chart:series chart:style-name="ch9" chart:values-cell-range-address="Sheet1.M2:Sheet1.N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Saltos</text:p>
                <draw:g>
                  <svg:desc>Sheet1.M1:Sheet1.N1</svg:desc>
                </draw:g>
              </table:table-cell>
              <table:table-cell office:value-type="string">
                <text:p>Sin Salto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75769149752.8889">
                <text:p>75769149752.8889</text:p>
                <draw:g>
                  <svg:desc>Sheet1.M2:Sheet1.N2</svg:desc>
                </draw:g>
              </table:table-cell>
              <table:table-cell office:value-type="float" office:value="9905642083.55556">
                <text:p>9905642083.55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